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Text_20_body">
      <style:text-properties fo:font-weight="bold" style:font-weight-asian="bold"/>
    </style:style>
    <style:style style:name="P3" style:family="paragraph" style:parent-style-name="Text_20_body">
      <style:text-properties fo:font-style="italic" fo:font-weight="bold" style:font-style-asian="italic" style:font-weight-asian="bold"/>
    </style:style>
    <style:style style:name="P4" style:family="paragraph" style:parent-style-name="Text_20_body">
      <style:text-properties officeooo:rsid="0015c546" officeooo:paragraph-rsid="0015c546"/>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SB_20_Body">
      <style:text-properties officeooo:rsid="0015c546" officeooo:paragraph-rsid="0015c546"/>
    </style:style>
    <style:style style:name="P8" style:family="paragraph" style:parent-style-name="SB_20_Body_20_First">
      <style:text-properties officeooo:rsid="0015c546" officeooo:paragraph-rsid="0015c546"/>
    </style:style>
    <style:style style:name="P9"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style:font-name="TheSansMonoCondensed-SemiLight" style:font-name-complex="TheSansMonoCondensed-SemiLight"/>
    </style:style>
    <style:style style:name="T6" style:family="text">
      <style:text-properties style:font-name="Utopia-Bold" fo:font-weight="bold" style:font-weight-asian="bold" style:font-name-complex="Utopia-Bold" style:font-weight-complex="bold"/>
    </style:style>
    <style:style style:name="T7" style:family="text">
      <style:text-properties style:font-name="TheSansMonoCondensed-Bold" fo:font-weight="bold" style:font-weight-asian="bold" style:font-name-complex="TheSansMonoCondensed-Bold" style:font-weight-complex="bold"/>
    </style:style>
    <style:style style:name="T8" style:family="text">
      <style:text-properties officeooo:rsid="0015c546"/>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ger Expressions</text:p>
      <text:p text:style-name="Body_20_Text_20_First">In Exploration 2, you examined a<text:span text:style-name="T1"> </text:span>program that defined a<text:span text:style-name="T1"> </text:span>few variables and performed some simple operations on them. This Exploration introduces the basic arithmetic operators<text:alphabetical-index-mark text:string-value="arithmetic operators" text:key1="Integer expressions"/>. Read Listing<text:span text:style-name="T1"> </text:span>3-1<text:span text:style-name="T1">,</text:span> then answer the questions that follow it.</text:p>
      <text:p text:style-name="Code_20_Caption"><text:span text:style-name="T3">Listing 3-1.</text:span><text:span text:style-name="T4"> Integer Arithmetic</text:span></text:p>
      <text:p text:style-name="Code"><text:s/>1 /// Read the program and determine what the program does.</text:p>
      <text:p text:style-name="Code"><text:s/>2 </text:p>
      <text:p text:style-name="Code"><text:s/>3 #include &lt;iostream&gt;</text:p>
      <text:p text:style-name="Code"><text:s/>4 </text:p>
      <text:p text:style-name="Code"><text:s/>5 int main()</text:p>
      <text:p text:style-name="Code"><text:s/>6 {</text:p>
      <text:p text:style-name="Code"><text:s/>7 <text:s text:c="4"/>int sum{0};</text:p>
      <text:p text:style-name="Code"><text:s/>8 <text:s text:c="4"/>int count{};</text:p>
      <text:p text:style-name="Code"><text:s/>9 <text:s text:c="2"/></text:p>
      <text:p text:style-name="Code">10 <text:s text:c="4"/>while (<text:span text:style-name="T8">int x; </text:span>std::cin &gt;&gt; x)</text:p>
      <text:p text:style-name="Code">11 <text:s text:c="4"/>{</text:p>
      <text:p text:style-name="Code">12 <text:s text:c="8"/>sum = sum + x;</text:p>
      <text:p text:style-name="Code">13 <text:s text:c="8"/>count = count + 1;</text:p>
      <text:p text:style-name="Code">14 <text:s text:c="4"/>}</text:p>
      <text:p text:style-name="Code">15 </text:p>
      <text:p text:style-name="Code">16 <text:s text:c="4"/>std::cout &lt;&lt; "average = " &lt;&lt; sum / count &lt;&lt; '\n';</text:p>
      <text:p text:style-name="Code">17 }</text:p>
      <text:p text:style-name="Text_20_body"><text:span text:style-name="T2">What does the program in Listing 3-1 do?</text:span></text:p>
      <text:p text:style-name="Unnumbered_20_List">_____________________________________________________________</text:p>
      <text:p text:style-name="Unnumbered_20_List">_____________________________________________________________</text:p>
      <text:p text:style-name="P2">Test the program with the following input:</text:p>
      <text:p text:style-name="Code">10 <text:s text:c="2"/>50 <text:s text:c="2"/>20 <text:s text:c="2"/>40 <text:s text:c="2"/>30</text:p>
      <text:p text:style-name="Text_20_body">Lines 7 and 8 initialize the variables <text:span text:style-name="Code_20_Inline">sum</text:span> and <text:span text:style-name="Code_20_Inline">count</text:span> to zero. You can enter any integer value in the curly braces to initialize a variable (line 7); the value does not have to be <text:soft-page-break/>constant. You can even leave the curly braces empty to initialize the variable to a suitable default value (e.g., <text:span text:style-name="Code_20_Inline">false</text:span> for <text:span text:style-name="Code_20_Inline">bool</text:span>, 0 for <text:span text:style-name="Code_20_Inline">int</text:span>), as shown on line 8. Without any curly braces, the variable is not initialized, so the only action the program can do is to assign a new value to the variable, as shown on line 10. Ordinarily, it’s a bad idea not to initialize your variables, but in this case, <text:span text:style-name="Code_20_Inline">x</text:span> is safe, because line 10 immediately stuffs a value into it by reading from the standard input.</text:p>
      <text:p text:style-name="SB_20_Head">C++ 20 Loops and Variables</text:p>
      <text:p text:style-name="P8">Line 10 of Listing 3-1 illustrates a new, C++ 20 style of loop condition. The old style requires you to define the loop variable outside of the loop, as shown below:</text:p>
      <text:p text:style-name="SB_20_Code_20_First">int x;</text:p>
      <text:p text:style-name="SB_20_Code_20_Last">while (<text:span text:style-name="T8">std::cin &gt;&gt; x)</text:span></text:p>
      <text:p text:style-name="P7">I mention this older style of loop only because you will likely see many more uses of the old style than the new, at least until the old dog programmers learn the new C++ 20 tricks.</text:p>
      <text:p text:style-name="P4">Lines 12 and 13 show examples of addition (<text:span text:style-name="Code_20_Inline">+</text:span>) and assignment (<text:span text:style-name="Code_20_Inline">=</text:span>). Addition follows the normal rules of computer arithmetic (we’ll worry about overflow later). Assignment works the way it does in any procedural language<text:alphabetical-index-mark text:string-value="procedural language" text:key1="Integer expressions"/>. </text:p>
      <text:p text:style-name="Text_20_body"><text:bookmark-start text:name="code"/>Thus, you can see that Listing 3-1 reads integers from the standard input, adds them up, and prints the average (mean) value, as computed by the division (<text:span text:style-name="Code_20_Inline">/</text:span>) operator<text:alphabetical-index-mark text:string-value="division (/) operator" text:key1="Integer expressions"/>. Or does it?</text:p>
      <text:p text:style-name="Text_20_body"><text:span text:style-name="T2">What is wrong with Listing 3-1?</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ry running the program with no input—that is, press the end-of-file keystroke immediately after starting the program. Some operating systems have a “null” file that you can supply as the input stream. When a program reads from the null file, the input stream always sees an end-of-file condition. On UNIX-like operating systems, run the following command line:</text:p>
      <text:p text:style-name="Code">list0301 &lt; /dev/null</text:p>
      <text:p text:style-name="Text_20_body">On Windows, the null file is called <text:span text:style-name="Code_20_Inline">NUL</text:span>, so type</text:p>
      <text:p text:style-name="Text_20_body"/>
      <text:p text:style-name="Code">list0301 &lt; NUL</text:p>
      <text:p text:style-name="P2">What happens?</text:p>
      <text:p text:style-name="Unnumbered_20_List"><text:soft-page-break/>____________________________________________________________________</text:p>
      <text:p text:style-name="Text_20_body">C++ doesn’t like division by zero, does it? Each platform reacts differently. Most systems indicate an error condition one way or another. A few quietly give you garbage results. Either way, you don’t get anything meaningful.</text:p>
      <text:p text:style-name="Text_20_body">Fix the program by introducing an <text:span text:style-name="Code_20_Inline">if</text:span> statement. Don’t worry that the book hasn’t covered <text:span text:style-name="Code_20_Inline">if</text:span> statements yet. I’m confident you can figure out how to ensure this program avoids dividing by zero. <text:span text:style-name="T2">Write the corrected program below:</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your new program. <text:span text:style-name="T2">Was your fix successful?</text:span></text:p>
      <text:p text:style-name="Unnumbered_20_List">_____________________________________________________________</text:p>
      <text:p text:style-name="Text_20_body"><text:bookmark-start text:name="code1"/><text:bookmark-end text:name="code"/>Compare your solution<text:alphabetical-index-mark text:string-value="solution comparison" text:key1="Integer expressions"/> with Listing 3-2.</text:p>
      <text:p text:style-name="Code_20_Caption"><text:span text:style-name="T3">Listing 3-2.</text:span><text:span text:style-name="T4"> Print Average, Testing for a Zero Count</text:span></text:p>
      <text:p text:style-name="Code"><text:s/>1 /// Read integers and print their average.</text:p>
      <text:p text:style-name="Code"><text:s/>2 /// Print nothing if the input is empty.</text:p>
      <text:p text:style-name="Code"><text:s/>3</text:p>
      <text:p text:style-name="Code"><text:s/>4 #include &lt;iostream&gt;</text:p>
      <text:p text:style-name="Code"><text:s/>5</text:p>
      <text:p text:style-name="Code"><text:s/>6 int main()</text:p>
      <text:p text:style-name="Code"><text:s/>7 {</text:p>
      <text:p text:style-name="Code"><text:s/>8 <text:s text:c="4"/>int sum{0};</text:p>
      <text:p text:style-name="Code"><text:s/>9 <text:s text:c="4"/>int count{};</text:p>
      <text:p text:style-name="Code">10 <text:s/></text:p>
      <text:p text:style-name="Code">11 <text:s text:c="3"/>while (<text:span text:style-name="T8">int x; </text:span>std::cin &gt;&gt; x)</text:p>
      <text:p text:style-name="Code">12 <text:s text:c="3"/>{</text:p>
      <text:p text:style-name="Code">13 <text:s text:c="7"/>sum = sum + x;</text:p>
      <text:p text:style-name="Code">14 <text:s text:c="7"/>count = count + 1;</text:p>
      <text:p text:style-name="Code">15 <text:s text:c="3"/>}</text:p>
      <text:p text:style-name="Code">16 </text:p>
      <text:p text:style-name="Code">17 <text:s text:c="3"/>if (count != 0)</text:p>
      <text:p text:style-name="Code">18 <text:s text:c="7"/>std::cout &lt;&lt; "average = " &lt;&lt; sum / count &lt;&lt; '\n';</text:p>
      <text:p text:style-name="Code">29 }</text:p>
      <text:p text:style-name="Text_20_body">Remember that <text:span text:style-name="Code_20_Inline">!=</text:span> is the C++ syntax for the ≠ operator. Thus <text:span text:style-name="Code_20_Inline">count</text:span> <text:span text:style-name="Code_20_Inline">!=</text:span> <text:span text:style-name="Code_20_Inline">0</text:span> is true when <text:span text:style-name="Code_20_Inline">count</text:span> is not zero, which means the program has read at least one number from its input.</text:p>
      <text:p text:style-name="Text_20_body">Suppose you were to run the program with the following input:</text:p>
      <text:p text:style-name="Code_20_Single"><text:soft-page-break/>2 <text:s text:c="2"/>5 <text:s text:c="2"/>3</text:p>
      <text:p text:style-name="Text_20_body"><text:span text:style-name="T2">What do you expect as the output?</text:span></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Did you get what you expected? Some languages use different operators for integer division and floating-point division. C++ (like C) uses the same operator symbol and depends on the context to decide what kind of division to perform. If both operands are integers, the result is an integer.</text:p>
      <text:p text:style-name="P2">What do you expect if the input is</text:p>
      <text:p text:style-name="Code_20_Single">2 <text:s text:c="2"/>5 <text:s text:c="2"/>4</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Integer division truncates the result toward zero, so the C++ expression <text:span text:style-name="Code_20_Inline">5</text:span> <text:span text:style-name="Code_20_Inline">/</text:span> <text:span text:style-name="Code_20_Inline">3</text:span> equals <text:span text:style-name="Code_20_Inline">4</text:span> <text:span text:style-name="Code_20_Inline">/</text:span> <text:span text:style-name="Code_20_Inline">3</text:span> equals <text:span text:style-name="Code_20_Inline">1</text:span>.</text:p>
      <text:p text:style-name="Text_20_body"/>
      <text:p text:style-name="Text_20_body">The other arithmetic operators are <text:span text:style-name="T5">- </text:span>for subtraction, <text:span text:style-name="Code_20_Inline">*</text:span> for multiplication, and <text:span text:style-name="Code_20_Inline">%</text:span> for remainder. C++ does not have an operator for exponentiation.</text:p>
      <text:p text:style-name="Text_20_body"><text:bookmark-end text:name="code1"/></text:p>
      <text:p text:style-name="Text_20_body"><text:bookmark-start text:name="code2"/>Listing 3-3 asks for integers<text:alphabetical-index-mark text:string-value="even/odd integers" text:key1="Integer expressions"/> from the user and tells the user whether the number is even or odd. (Don’t worry about how input works in detail; Exploration 5 will cover that.) <text:span text:style-name="T2">Complete line 11.</text:span></text:p>
      <text:p text:style-name="P3"/>
      <text:p text:style-name="Code_20_Caption"><text:span text:style-name="T3">Listing 3-3.</text:span><text:span text:style-name="T4"> Testing for Even or Odd Integers</text:span></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Code"><text:s/>9 <text:s text:c="4"/>while (<text:span text:style-name="T8">int x; </text:span>std::cin &gt;&gt; x)</text:p>
      <text:p text:style-name="Code">10 <text:s text:c="8"/>if ( <text:s text:c="18"/>) <text:s text:c="10"/>// <text:span text:style-name="T5">Fill in the condition.</text:span></text:p>
      <text:p text:style-name="Code"><text:soft-page-break/>11 <text:s text:c="12"/>std::cout &lt;&lt; x &lt;&lt; " is odd.\n";</text:p>
      <text:p text:style-name="Code">12 <text:s text:c="8"/>else</text:p>
      <text:p text:style-name="Code">13 <text:s text:c="12"/>std::cout &lt;&lt; x &lt;&lt; " is even.\n";</text:p>
      <text:p text:style-name="Code">14 }</text:p>
      <text:p text:style-name="Text_20_body">Test your program. <text:span text:style-name="T2">Did you get it right?</text:span></text:p>
      <text:p text:style-name="Unnumbered_20_List">_____________________________________________________________</text:p>
      <text:p text:style-name="Text_20_body">I hope you used a line that looks something like this:</text:p>
      <text:p text:style-name="Code_20_Single"><text:s text:c="8"/>if (x % 2 != 0)</text:p>
      <text:p text:style-name="Text_20_body">In other words, a number is odd if it has a non-zero remainder after dividing it by 2.</text:p>
      <text:p text:style-name="Text_20_body">You know that <text:span text:style-name="Code_20_Inline">!=</text:span> compares for inequality. How do you think you should write an equality comparison? Try reversing the order of the odd and even messages, as shown in Listing 3-4. <text:span text:style-name="T2">Complete the condition on line 10.</text:span></text:p>
      <text:p text:style-name="P3"/>
      <text:p text:style-name="Code_20_Caption"><text:span text:style-name="T3">Listing 3-4.</text:span><text:span text:style-name="T4"> Testing for Even or Odd Integers</text:span></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Code"><text:s/>9 <text:s text:c="4"/>while (<text:span text:style-name="T8">int x; </text:span>std::cin &gt;&gt; x)</text:p>
      <text:p text:style-name="Code"><text:span text:style-name="T7">10</text:span> <text:s text:c="8"/>if ( <text:s text:c="18"/>) <text:s text:c="10"/>// <text:span text:style-name="T7">Fill in the condition.</text:span></text:p>
      <text:p text:style-name="Code">11 <text:s text:c="12"/>std::cout &lt;&lt; x &lt;&lt; " is even.\n";</text:p>
      <text:p text:style-name="Code">12 <text:s text:c="8"/>else</text:p>
      <text:p text:style-name="Code">13 <text:s text:c="12"/>std::cout &lt;&lt; x &lt;&lt; " is odd.\n";</text:p>
      <text:p text:style-name="Code">14 }</text:p>
      <text:p text:style-name="Text_20_body">To test for equality, use two equal signs (<text:span text:style-name="Code_20_Inline">==</text:span>). In this case:</text:p>
      <text:p text:style-name="Code_20_Single"><text:s text:c="8"/>if (x % 2 == 0)</text:p>
      <text:p text:style-name="Text_20_body">A common mistake that new C++ programmers make, especially those who are accustomed to SQL and similar languages, is to use a single equal sign for comparison. In this case, the compiler usually alerts you to the mistake. Go ahead and try it, to see what the compiler does. <text:span text:style-name="T2">What message does the compiler issue when you use a single equal sign in line 10?</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Text_20_body">A single equal sign is the assignment operator. Thus, the C++ compiler thinks you are trying to assign the value 0 to the expression <text:span text:style-name="Code_20_Inline">x</text:span> <text:span text:style-name="Code_20_Inline">%</text:span> <text:span text:style-name="Code_20_Inline">2</text:span>, which is nonsense, and the compiler rightly tells you so.</text:p>
      <text:p text:style-name="Text_20_body"><text:bookmark-end text:name="code2"/></text:p>
      <text:p text:style-name="Text_20_body"><text:bookmark-start text:name="code3"/>What if you want to test whether <text:span text:style-name="Code_20_Inline">x</text:span> is zero<text:alphabetical-index-mark text:string-value="zero count" text:key1="Integer expressions"/>? <text:span text:style-name="T2">Modify Listing 3-1 to print a message when </text:span><text:span text:style-name="Code_20_Inline"><text:span text:style-name="T2">count</text:span></text:span><text:span text:style-name="T2"> is zero.</text:span><text:span text:style-name="T6"> </text:span>Once you get the program right, it should look something like Listing 3-5.</text:p>
      <text:p text:style-name="Code_20_Caption"><text:span text:style-name="T3">Listing 3-5.</text:span><text:span text:style-name="T4"> Print Average, Testing for a Zero Count</text:span></text:p>
      <text:p text:style-name="Code"><text:s/>1 /// Read integers and print their average.</text:p>
      <text:p text:style-name="Code"><text:s/>2 /// Print nothing if the input is empty.</text:p>
      <text:p text:style-name="Code"><text:s/>3 </text:p>
      <text:p text:style-name="Code"><text:s/>4 #include &lt;iostream&gt;</text:p>
      <text:p text:style-name="Code"><text:s/>5 </text:p>
      <text:p text:style-name="Code"><text:s/>6 int main()</text:p>
      <text:p text:style-name="Code"><text:s/>7 {</text:p>
      <text:p text:style-name="Code"><text:s/>8 <text:s text:c="5"/>int sum{0};</text:p>
      <text:p text:style-name="Code"><text:s/>9 <text:s text:c="5"/>int count{};</text:p>
      <text:p text:style-name="Code">10 <text:s text:c="3"/></text:p>
      <text:p text:style-name="Code">11 <text:s text:c="4"/>while (<text:span text:style-name="T8">int x; </text:span>std::cin &gt;&gt; x)</text:p>
      <text:p text:style-name="Code">12 <text:s text:c="4"/>{</text:p>
      <text:p text:style-name="Code">13 <text:s text:c="8"/>sum = sum + x;</text:p>
      <text:p text:style-name="Code">14 <text:s text:c="8"/>count = count + 1;</text:p>
      <text:p text:style-name="Code">15 <text:s text:c="4"/>}</text:p>
      <text:p text:style-name="Code">16 </text:p>
      <text:p text:style-name="Code">17 <text:s text:c="4"/>if (count == 0)</text:p>
      <text:p text:style-name="Code">18 <text:s text:c="8"/>std::cout &lt;&lt; "No data.\n";</text:p>
      <text:p text:style-name="Code">19 <text:s text:c="4"/>else</text:p>
      <text:p text:style-name="Code">20 <text:s text:c="8"/>std::cout &lt;&lt; "average = " &lt;&lt; sum / count &lt;&lt; '\n';</text:p>
      <text:p text:style-name="Code">21 }</text:p>
      <text:p text:style-name="Text_20_body">Now modify Listing 3-5 to use a single equal sign on line 17. <text:span text:style-name="T2">What message does your compiler issue?</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Most modern compilers recognize this common error and issue a warning. Strictly speaking, the code is correct: the condition assigns zero to <text:span text:style-name="Code_20_Inline">count</text:span>. Recall that a condition of zero means false, so the program always prints <text:span text:style-name="Code_20_Inline">No</text:span> <text:span text:style-name="Code_20_Inline">data.</text:span>, regardless of how much data it actually reads.</text:p>
      <text:p text:style-name="Text_20_body">If your compiler does not issue a warning, read the compiler’s documentation. You might have to enable a switch to turn on extra warnings, such as “possible use of assignment instead of comparison” or “condition is always false.”</text:p>
      <text:p text:style-name="Text_20_body">As you can see, working with integers is easy and unsurprising. Text, however, is a little trickier, as you will see in the next Exploration.</text:p>
      <text:p text:style-name="Text_20_body"><text:bookmark-end text:name="code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paragraph-properties fo:margin-top="0in" fo:margin-bottom="0in" loext:contextual-spacing="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Last_20_Char" style:display-name="Exercise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ide_20_Bar_20_Last_20_Char" style:display-name="Side Bar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902in" svg:y="-1.87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3</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dc:subject/>
    <meta:keyword/>
    <meta:initial-creator>BPR</meta:initial-creator>
    <meta:creation-date>2013-07-23T22:38:00</meta:creation-date>
    <dc:date>2019-10-14T23:45:35.360745915</dc:date>
    <meta:print-date>2009-03-19T10:05:00</meta:print-date>
    <meta:editing-cycles>8</meta:editing-cycles>
    <meta:editing-duration>P1DT3H18M44S</meta:editing-duration>
    <meta:generator>LibreOffice/6.2.6.2$Linux_X86_64 LibreOffice_project/20$Build-2</meta:generator>
    <dc:creator>Ray Lischner</dc:creator>
    <meta:document-statistic meta:table-count="0" meta:image-count="0" meta:object-count="0" meta:page-count="8" meta:paragraph-count="183" meta:word-count="1532" meta:character-count="10606" meta:non-whitespace-character-count="8872"/>
    <meta:user-defined meta:name="Chapter Number">03</meta:user-defined>
    <meta:user-defined meta:name="Order">82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f667dadd-af0c-46e4-8dc1-429cb4b4474f,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